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3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number-columns-repeated="14" table:default-cell-style-name="ce1"/>
        <table:table-column table:style-name="co2" table:number-columns-repeated="1010" table:default-cell-style-name="ce1"/>
        <table:table-row table:style-name="ro1">
          <table:table-cell/>
          <table:table-cell office:value-type="string">
            <text:p>ErroEsq</text:p>
          </table:table-cell>
          <table:table-cell office:value-type="string">
            <text:p>velEsq</text:p>
          </table:table-cell>
          <table:table-cell office:value-type="string">
            <text:p>velEsq</text:p>
          </table:table-cell>
          <table:table-cell office:value-type="string">
            <text:p>vBaseEsq</text:p>
          </table:table-cell>
          <table:table-cell/>
          <table:table-cell office:value-type="string">
            <text:p>odoEsq</text:p>
          </table:table-cell>
          <table:table-cell office:value-type="string">
            <text:p>OdoDir</text:p>
          </table:table-cell>
          <table:table-cell office:value-type="string">
            <text:p>pwmE</text:p>
          </table:table-cell>
          <table:table-cell office:value-type="string">
            <text:p>pwmD</text:p>
          </table:table-cell>
          <table:table-cell office:value-type="string">
            <text:p>ErroEsq</text:p>
          </table:table-cell>
          <table:table-cell office:value-type="string">
            <text:p>ErroDir</text:p>
          </table:table-cell>
          <table:table-cell office:value-type="string">
            <text:p>velBase</text:p>
          </table:table-cell>
          <table:table-cell office:value-type="string">
            <text:p>VelBase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8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8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8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64b</text:p>
          </table:table-cell>
          <table:table-cell office:value-type="string">
            <text:p>128c</text:p>
          </table:table-cell>
          <table:table-cell office:value-type="string">
            <text:p>176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76">
            <text:p>176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48b</text:p>
          </table:table-cell>
          <table:table-cell office:value-type="string">
            <text:p>96c</text:p>
          </table:table-cell>
          <table:table-cell office:value-type="string">
            <text:p>144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2" office:value-type="float" office:value="144">
            <text:p>144</text:p>
          </table:table-cell>
          <table:table-cell table:number-columns-repeated="2" office:value-type="float" office:value="48">
            <text:p>48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20c</text:p>
          </table:table-cell>
          <table:table-cell office:value-type="string">
            <text:p>68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12b</text:p>
          </table:table-cell>
          <table:table-cell office:value-type="string">
            <text:p>44c</text:p>
          </table:table-cell>
          <table:table-cell office:value-type="string">
            <text:p>92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16b</text:p>
          </table:table-cell>
          <table:table-cell office:value-type="string">
            <text:p>2c</text:p>
          </table:table-cell>
          <table:table-cell office:value-type="string">
            <text:p>50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134">
            <text:p>134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20b</text:p>
          </table:table-cell>
          <table:table-cell office:value-type="string">
            <text:p>40c</text:p>
          </table:table-cell>
          <table:table-cell office:value-type="string">
            <text:p>88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2" office:value-type="float" office:value="88">
            <text:p>88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32b</text:p>
          </table:table-cell>
          <table:table-cell office:value-type="string">
            <text:p>124c</text:p>
          </table:table-cell>
          <table:table-cell office:value-type="string">
            <text:p>172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72">
            <text:p>17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16b</text:p>
          </table:table-cell>
          <table:table-cell office:value-type="string">
            <text:p>22c</text:p>
          </table:table-cell>
          <table:table-cell office:value-type="string">
            <text:p>70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-60c</text:p>
          </table:table-cell>
          <table:table-cell office:value-type="string">
            <text:p>0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32b</text:p>
          </table:table-cell>
          <table:table-cell office:value-type="string">
            <text:p>124c</text:p>
          </table:table-cell>
          <table:table-cell office:value-type="string">
            <text:p>172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72">
            <text:p>17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12b</text:p>
          </table:table-cell>
          <table:table-cell office:value-type="string">
            <text:p>44c</text:p>
          </table:table-cell>
          <table:table-cell office:value-type="string">
            <text:p>92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-60c</text:p>
          </table:table-cell>
          <table:table-cell office:value-type="string">
            <text:p>0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16b</text:p>
          </table:table-cell>
          <table:table-cell office:value-type="string">
            <text:p>42c</text:p>
          </table:table-cell>
          <table:table-cell office:value-type="string">
            <text:p>90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float" office:value="62">
            <text:p>62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16b</text:p>
          </table:table-cell>
          <table:table-cell office:value-type="string">
            <text:p>72c</text:p>
          </table:table-cell>
          <table:table-cell office:value-type="string">
            <text:p>120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12b</text:p>
          </table:table-cell>
          <table:table-cell office:value-type="string">
            <text:p>14c</text:p>
          </table:table-cell>
          <table:table-cell office:value-type="string">
            <text:p>62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8b</text:p>
          </table:table-cell>
          <table:table-cell office:value-type="string">
            <text:p>6c</text:p>
          </table:table-cell>
          <table:table-cell office:value-type="string">
            <text:p>54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3">
            <text:p>13</text:p>
          </table:table-cell>
          <table:table-cell office:value-type="float" office:value="54">
            <text:p>54</text:p>
          </table:table-cell>
          <table:table-cell office:value-type="float" office:value="82">
            <text:p>8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12b</text:p>
          </table:table-cell>
          <table:table-cell office:value-type="string">
            <text:p>24c</text:p>
          </table:table-cell>
          <table:table-cell office:value-type="string">
            <text:p>72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72">
            <text:p>72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12b</text:p>
          </table:table-cell>
          <table:table-cell office:value-type="string">
            <text:p>34c</text:p>
          </table:table-cell>
          <table:table-cell office:value-type="string">
            <text:p>82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4">
            <text:p>14</text:p>
          </table:table-cell>
          <table:table-cell office:value-type="float" office:value="82">
            <text:p>82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8b</text:p>
          </table:table-cell>
          <table:table-cell office:value-type="string">
            <text:p>16c</text:p>
          </table:table-cell>
          <table:table-cell office:value-type="string">
            <text:p>64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8b</text:p>
          </table:table-cell>
          <table:table-cell office:value-type="string">
            <text:p>36c</text:p>
          </table:table-cell>
          <table:table-cell office:value-type="string">
            <text:p>84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8b</text:p>
          </table:table-cell>
          <table:table-cell office:value-type="string">
            <text:p>26c</text:p>
          </table:table-cell>
          <table:table-cell office:value-type="string">
            <text:p>74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74">
            <text:p>74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-20c</text:p>
          </table:table-cell>
          <table:table-cell office:value-type="string">
            <text:p>28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10c</text:p>
          </table:table-cell>
          <table:table-cell office:value-type="string">
            <text:p>58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12b</text:p>
          </table:table-cell>
          <table:table-cell office:value-type="string">
            <text:p>44c</text:p>
          </table:table-cell>
          <table:table-cell office:value-type="string">
            <text:p>92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6">
            <text:p>16</text:p>
          </table:table-cell>
          <table:table-cell office:value-type="float" office:value="92">
            <text:p>92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48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48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2"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4b</text:p>
          </table:table-cell>
          <table:table-cell office:value-type="string">
            <text:p>-18c</text:p>
          </table:table-cell>
          <table:table-cell office:value-type="string">
            <text:p>30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8b</text:p>
          </table:table-cell>
          <table:table-cell office:value-type="string">
            <text:p>16c</text:p>
          </table:table-cell>
          <table:table-cell office:value-type="string">
            <text:p>64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10c</text:p>
          </table:table-cell>
          <table:table-cell office:value-type="string">
            <text:p>58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10c</text:p>
          </table:table-cell>
          <table:table-cell office:value-type="string">
            <text:p>58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64b</text:p>
          </table:table-cell>
          <table:table-cell office:value-type="string">
            <text:p>-32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48b</text:p>
          </table:table-cell>
          <table:table-cell office:value-type="string">
            <text:p>-24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32b</text:p>
          </table:table-cell>
          <table:table-cell office:value-type="string">
            <text:p>-16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32b</text:p>
          </table:table-cell>
          <table:table-cell office:value-type="string">
            <text:p>-16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28b</text:p>
          </table:table-cell>
          <table:table-cell office:value-type="string">
            <text:p>-14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32b</text:p>
          </table:table-cell>
          <table:table-cell office:value-type="string">
            <text:p>-16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24b</text:p>
          </table:table-cell>
          <table:table-cell office:value-type="string">
            <text:p>-12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28b</text:p>
          </table:table-cell>
          <table:table-cell office:value-type="string">
            <text:p>-14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32b</text:p>
          </table:table-cell>
          <table:table-cell office:value-type="string">
            <text:p>-16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16b</text:p>
          </table:table-cell>
          <table:table-cell office:value-type="string">
            <text:p>-8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20b</text:p>
          </table:table-cell>
          <table:table-cell office:value-type="string">
            <text:p>-1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20b</text:p>
          </table:table-cell>
          <table:table-cell office:value-type="string">
            <text:p>-1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12b</text:p>
          </table:table-cell>
          <table:table-cell office:value-type="string">
            <text:p>-6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12b</text:p>
          </table:table-cell>
          <table:table-cell office:value-type="string">
            <text:p>-6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4b</text:p>
          </table:table-cell>
          <table:table-cell office:value-type="string">
            <text:p>-2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8b</text:p>
          </table:table-cell>
          <table:table-cell office:value-type="string">
            <text:p>-4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4b</text:p>
          </table:table-cell>
          <table:table-cell office:value-type="string">
            <text:p>-2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5" office:value-type="float" office:value="0">
            <text:p>0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8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8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AVERAGE([.G21:.G34])" office:value-type="float" office:value="15.0714285714286">
            <text:p>15,0714285714</text:p>
          </table:table-cell>
          <table:table-cell table:formula="of:=AVERAGE([.H21:.H34])" office:value-type="float" office:value="15.4285714285714">
            <text:p>15,4285714286</text:p>
          </table:table-cell>
          <table:table-cell table:formula="of:=AVERAGE([.I21:.I34])" office:value-type="float" office:value="61.4285714285714">
            <text:p>61,4285714286</text:p>
          </table:table-cell>
          <table:table-cell table:formula="of:=AVERAGE([.J21:.J34])" office:value-type="float" office:value="49.4285714285714">
            <text:p>49,4285714286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formula="of:=([.G57]+[.H57])/2" office:value-type="float" office:value="15.25">
            <text:p>15,25</text:p>
          </table:table-cell>
          <table:table-cell/>
          <table:table-cell table:formula="of:=([.I57]+[.J57])/2" office:value-type="float" office:value="55.4285714285714">
            <text:p>55,4285714286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formula="of:=SUM([.H27:.H31])/48" office:value-type="float" office:value="1.60416666666667">
            <text:p>1,6041666667</text:p>
          </table:table-cell>
          <table:table-cell table:number-columns-repeated="1017"/>
        </table:table-row>
        <table:table-row table:style-name="ro2" table:number-rows-repeated="1048469">
          <table:table-cell table:number-columns-repeated="1024"/>
        </table:table-row>
        <table:table-row table:style-name="ro3" table:number-rows-repeated="4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pt" fo:country="BR" style:font-name-asian="DejaVu Sans" style:language-asian="zh" style:country-asian="CN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1">00/00/0000</text:date>, <text:time style:data-style-name="N2" text:time-value="0000-00-00T20:54: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e </meta:initial-creator>
    <meta:creation-date>2013-10-09T11:06:31</meta:creation-date>
    <dc:date>2013-10-11T21:06:26</dc:date>
    <dc:creator>Rene </dc:creator>
    <meta:editing-duration>PT4H38M</meta:editing-duration>
    <meta:editing-cycles>7</meta:editing-cycles>
    <meta:generator>LibreOffice/4.0.2.2$Linux_x86 LibreOffice_project/400m0$Build-2</meta:generator>
    <meta:document-statistic meta:table-count="1" meta:cell-count="789" meta:object-count="0"/>
  </office:meta>
</office:document-meta>
</file>